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2.0508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octobr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 (Cash)</text:p>
          </table:table-cell>
          <table:table-cell office:value-type="string" calcext:value-type="string">
            <text:p>Total Banque</text:p>
          </table:table-cell>
          <table:table-cell office:value-type="string" calcext:value-type="string">
            <text:p>Total Urlab</text:p>
          </table:table-cell>
          <table:table-cell office:value-type="string" calcext:value-type="string">
            <text:p>Commentaire du trésorier</text:p>
          </table:table-cell>
        </table:table-row>
        <table:table-row table:style-name="ro1">
          <table:table-cell office:value-type="date" office:date-value="2023-07-12" calcext:value-type="date">
            <text:p>12/07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ecompte de caisse</text:p>
          </table:table-cell>
          <table:table-cell table:formula="of:=998.81-982.11" office:value-type="float" office:value="16.6999999999999" calcext:value-type="float">
            <text:p>16.6999999999999</text:p>
          </table:table-cell>
          <table:table-cell office:value-type="float" office:value="46.61" calcext:value-type="float">
            <text:p>46.61</text:p>
          </table:table-cell>
          <table:table-cell office:value-type="float" office:value="952.2" calcext:value-type="float">
            <text:p>952.2</text:p>
          </table:table-cell>
          <table:table-cell table:formula="of:=[.E2]+[.F2]" office:value-type="float" office:value="998.81" calcext:value-type="float">
            <text:p>998.81</text:p>
          </table:table-cell>
          <table:table-cell office:value-type="float" office:value="0" calcext:value-type="float">
            <text:p>0</text:p>
          </table:table-cell>
          <table:table-cell table:formula="of:=[.H2]+[.G2]" office:value-type="float" office:value="998.81" calcext:value-type="float">
            <text:p>998.81</text:p>
          </table:table-cell>
          <table:table-cell/>
        </table:table-row>
        <table:table-row table:style-name="ro1">
          <table:table-cell office:value-type="date" office:date-value="2023-12-07" calcext:value-type="date">
            <text:p>07/12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36.61" calcext:value-type="float">
            <text:p>36.61</text:p>
          </table:table-cell>
          <table:table-cell office:value-type="float" office:value="962.2" calcext:value-type="float">
            <text:p>962.2</text:p>
          </table:table-cell>
          <table:table-cell table:formula="of:=[.E3]+[.F3]" office:value-type="float" office:value="998.81" calcext:value-type="float">
            <text:p>998.81</text:p>
          </table:table-cell>
          <table:table-cell office:value-type="float" office:value="0" calcext:value-type="float">
            <text:p>0</text:p>
          </table:table-cell>
          <table:table-cell table:formula="of:=[.H3]+[.G3]" office:value-type="float" office:value="998.81" calcext:value-type="float">
            <text:p>998.81</text:p>
          </table:table-cell>
          <table:table-cell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7T23:48:44.435677475</dc:date>
    <meta:editing-duration>PT1H8M7S</meta:editing-duration>
    <meta:editing-cycles>11</meta:editing-cycles>
    <meta:document-statistic meta:table-count="1" meta:cell-count="28" meta:object-count="0"/>
  </office:meta>
</office:document-meta>
</file>